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original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← hopefully...</text:p>
          </table:table-cell>
          <table:table-cell table:number-columns-repeated="2"/>
          <table:table-cell office:value-type="string" calcext:value-type="string">
            <text:p>LS Azimuth</text:p>
          </table:table-cell>
          <table:table-cell office:value-type="string" calcext:value-type="string">
            <text:p>hrtf available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055236" calcext:value-type="float">
            <text:p>0.055236</text:p>
          </table:table-cell>
          <table:table-cell office:value-type="float" office:value="0.133351" calcext:value-type="float">
            <text:p>0.133351</text:p>
          </table:table-cell>
          <table:table-cell table:number-columns-repeated="2" office:value-type="float" office:value="0.091287" calcext:value-type="float">
            <text:p>0.091287</text:p>
          </table:table-cell>
          <table:table-cell office:value-type="float" office:value="0.110425" calcext:value-type="float">
            <text:p>0.110425</text:p>
          </table:table-cell>
          <table:table-cell office:value-type="float" office:value="0.045739" calcext:value-type="float">
            <text:p>0.045739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table:formula="of:=[.K2]+2.5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133351" calcext:value-type="float">
            <text:p>0.133351</text:p>
          </table:table-cell>
          <table:table-cell office:value-type="float" office:value="0.055236" calcext:value-type="float">
            <text:p>0.055236</text:p>
          </table:table-cell>
          <table:table-cell office:value-type="float" office:value="0.091287" calcext:value-type="float">
            <text:p>0.091287</text:p>
          </table:table-cell>
          <table:table-cell office:value-type="float" office:value="-0.091287" calcext:value-type="float">
            <text:p>-0.091287</text:p>
          </table:table-cell>
          <table:table-cell office:value-type="float" office:value="-0.045739" calcext:value-type="float">
            <text:p>-0.045739</text:p>
          </table:table-cell>
          <table:table-cell office:value-type="float" office:value="-0.110425" calcext:value-type="float">
            <text:p>-0.110425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table:formula="of:=[.K3]+2.5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133351" calcext:value-type="float">
            <text:p>0.133351</text:p>
          </table:table-cell>
          <table:table-cell office:value-type="float" office:value="-0.055236" calcext:value-type="float">
            <text:p>-0.055236</text:p>
          </table:table-cell>
          <table:table-cell table:number-columns-repeated="2" office:value-type="float" office:value="-0.091287" calcext:value-type="float">
            <text:p>-0.091287</text:p>
          </table:table-cell>
          <table:table-cell office:value-type="float" office:value="-0.045739" calcext:value-type="float">
            <text:p>-0.045739</text:p>
          </table:table-cell>
          <table:table-cell office:value-type="float" office:value="0.110425" calcext:value-type="float">
            <text:p>0.110425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table:formula="of:=[.K4]+2.5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055236" calcext:value-type="float">
            <text:p>0.055236</text:p>
          </table:table-cell>
          <table:table-cell office:value-type="float" office:value="-0.133351" calcext:value-type="float">
            <text:p>-0.133351</text:p>
          </table:table-cell>
          <table:table-cell office:value-type="float" office:value="-0.091287" calcext:value-type="float">
            <text:p>-0.091287</text:p>
          </table:table-cell>
          <table:table-cell office:value-type="float" office:value="0.091287" calcext:value-type="float">
            <text:p>0.091287</text:p>
          </table:table-cell>
          <table:table-cell office:value-type="float" office:value="0.110425" calcext:value-type="float">
            <text:p>0.110425</text:p>
          </table:table-cell>
          <table:table-cell office:value-type="float" office:value="-0.045739" calcext:value-type="float">
            <text:p>-0.045739</text:p>
          </table:table-cell>
          <table:table-cell table:number-columns-repeated="3"/>
          <table:table-cell office:value-type="float" office:value="157.5" calcext:value-type="float">
            <text:p>157.5</text:p>
          </table:table-cell>
          <table:table-cell table:formula="of:=[.K5]+2.5"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-0.055236" calcext:value-type="float">
            <text:p>-0.055236</text:p>
          </table:table-cell>
          <table:table-cell office:value-type="float" office:value="-0.133351" calcext:value-type="float">
            <text:p>-0.133351</text:p>
          </table:table-cell>
          <table:table-cell table:number-columns-repeated="2" office:value-type="float" office:value="0.091287" calcext:value-type="float">
            <text:p>0.091287</text:p>
          </table:table-cell>
          <table:table-cell office:value-type="float" office:value="-0.110425" calcext:value-type="float">
            <text:p>-0.110425</text:p>
          </table:table-cell>
          <table:table-cell office:value-type="float" office:value="-0.045739" calcext:value-type="float">
            <text:p>-0.045739</text:p>
          </table:table-cell>
          <table:table-cell table:number-columns-repeated="3"/>
          <table:table-cell office:value-type="float" office:value="-157.5" calcext:value-type="float">
            <text:p>-157.5</text:p>
          </table:table-cell>
          <table:table-cell table:formula="of:=[.K6]+2.5" office:value-type="float" office:value="-155" calcext:value-type="float">
            <text:p>-155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-0.133351" calcext:value-type="float">
            <text:p>-0.133351</text:p>
          </table:table-cell>
          <table:table-cell office:value-type="float" office:value="-0.055236" calcext:value-type="float">
            <text:p>-0.055236</text:p>
          </table:table-cell>
          <table:table-cell office:value-type="float" office:value="0.091287" calcext:value-type="float">
            <text:p>0.091287</text:p>
          </table:table-cell>
          <table:table-cell office:value-type="float" office:value="-0.091287" calcext:value-type="float">
            <text:p>-0.091287</text:p>
          </table:table-cell>
          <table:table-cell office:value-type="float" office:value="0.045739" calcext:value-type="float">
            <text:p>0.045739</text:p>
          </table:table-cell>
          <table:table-cell office:value-type="float" office:value="0.110425" calcext:value-type="float">
            <text:p>0.110425</text:p>
          </table:table-cell>
          <table:table-cell table:number-columns-repeated="3"/>
          <table:table-cell office:value-type="float" office:value="-112.5" calcext:value-type="float">
            <text:p>-112.5</text:p>
          </table:table-cell>
          <table:table-cell table:formula="of:=[.K7]+2.5" office:value-type="float" office:value="-110" calcext:value-type="float">
            <text:p>-110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-0.133351" calcext:value-type="float">
            <text:p>-0.133351</text:p>
          </table:table-cell>
          <table:table-cell office:value-type="float" office:value="0.055236" calcext:value-type="float">
            <text:p>0.055236</text:p>
          </table:table-cell>
          <table:table-cell table:number-columns-repeated="2" office:value-type="float" office:value="-0.091287" calcext:value-type="float">
            <text:p>-0.091287</text:p>
          </table:table-cell>
          <table:table-cell office:value-type="float" office:value="0.045739" calcext:value-type="float">
            <text:p>0.045739</text:p>
          </table:table-cell>
          <table:table-cell office:value-type="float" office:value="-0.110425" calcext:value-type="float">
            <text:p>-0.110425</text:p>
          </table:table-cell>
          <table:table-cell table:number-columns-repeated="3"/>
          <table:table-cell office:value-type="float" office:value="-67.5" calcext:value-type="float">
            <text:p>-67.5</text:p>
          </table:table-cell>
          <table:table-cell table:formula="of:=[.K8]+2.5" office:value-type="float" office:value="-65" calcext:value-type="float">
            <text:p>-65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-0.055236" calcext:value-type="float">
            <text:p>-0.055236</text:p>
          </table:table-cell>
          <table:table-cell office:value-type="float" office:value="0.133351" calcext:value-type="float">
            <text:p>0.133351</text:p>
          </table:table-cell>
          <table:table-cell office:value-type="float" office:value="-0.091287" calcext:value-type="float">
            <text:p>-0.091287</text:p>
          </table:table-cell>
          <table:table-cell office:value-type="float" office:value="0.091287" calcext:value-type="float">
            <text:p>0.091287</text:p>
          </table:table-cell>
          <table:table-cell office:value-type="float" office:value="-0.110425" calcext:value-type="float">
            <text:p>-0.110425</text:p>
          </table:table-cell>
          <table:table-cell office:value-type="float" office:value="0.045739" calcext:value-type="float">
            <text:p>0.045739</text:p>
          </table:table-cell>
          <table:table-cell table:number-columns-repeated="3"/>
          <table:table-cell office:value-type="float" office:value="-22.5" calcext:value-type="float">
            <text:p>-22.5</text:p>
          </table:table-cell>
          <table:table-cell table:formula="of:=[.K9]+2.5" office:value-type="float" office:value="-20" calcext:value-type="float">
            <text:p>-20</text:p>
          </table:table-cell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illed with empty channels" table:style-name="ta1">
        <table:table-column table:style-name="co1" table:number-columns-repeated="25" table:default-cell-style-name="Default"/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055236" calcext:value-type="float">
            <text:p>0.055236</text:p>
          </table:table-cell>
          <table:table-cell table:style-name="ce1" office:value-type="float" office:value="-0" calcext:value-type="float">
            <text:p>0.000000</text:p>
          </table:table-cell>
          <table:table-cell office:value-type="float" office:value="0.133351" calcext:value-type="float">
            <text:p>0.133351</text:p>
          </table:table-cell>
          <table:table-cell office:value-type="float" office:value="0.091287" calcext:value-type="float">
            <text:p>0.0912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091287" calcext:value-type="float">
            <text:p>0.091287</text:p>
          </table:table-cell>
          <table:table-cell office:value-type="float" office:value="0.110425" calcext:value-type="float">
            <text:p>0.110425</text:p>
          </table:table-cell>
          <table:table-cell table:number-columns-repeated="5" table:style-name="ce1" office:value-type="float" office:value="-0" calcext:value-type="float">
            <text:p>0.000000</text:p>
          </table:table-cell>
          <table:table-cell office:value-type="float" office:value="0.045739" calcext:value-type="float">
            <text:p>0.045739</text:p>
          </table:table-cell>
          <table:table-cell table:number-columns-repeated="9"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133351" calcext:value-type="float">
            <text:p>0.133351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0.055236" calcext:value-type="float">
            <text:p>0.055236</text:p>
          </table:table-cell>
          <table:table-cell office:value-type="float" office:value="0.091287" calcext:value-type="float">
            <text:p>0.0912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091287" calcext:value-type="float">
            <text:p>-0.091287</text:p>
          </table:table-cell>
          <table:table-cell office:value-type="float" office:value="-0.045739" calcext:value-type="float">
            <text:p>-0.045739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-0.110425" calcext:value-type="float">
            <text:p>-0.110425</text:p>
          </table:table-cell>
          <table:table-cell table:number-columns-repeated="9"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133351" calcext:value-type="float">
            <text:p>0.133351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055236" calcext:value-type="float">
            <text:p>-0.055236</text:p>
          </table:table-cell>
          <table:table-cell office:value-type="float" office:value="-0.091287" calcext:value-type="float">
            <text:p>-0.0912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091287" calcext:value-type="float">
            <text:p>-0.091287</text:p>
          </table:table-cell>
          <table:table-cell office:value-type="float" office:value="-0.045739" calcext:value-type="float">
            <text:p>-0.045739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0.110425" calcext:value-type="float">
            <text:p>0.110425</text:p>
          </table:table-cell>
          <table:table-cell table:number-columns-repeated="9"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055236" calcext:value-type="float">
            <text:p>0.055236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133351" calcext:value-type="float">
            <text:p>-0.133351</text:p>
          </table:table-cell>
          <table:table-cell office:value-type="float" office:value="-0.091287" calcext:value-type="float">
            <text:p>-0.0912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091287" calcext:value-type="float">
            <text:p>0.091287</text:p>
          </table:table-cell>
          <table:table-cell office:value-type="float" office:value="0.110425" calcext:value-type="float">
            <text:p>0.110425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-0.045739" calcext:value-type="float">
            <text:p>-0.045739</text:p>
          </table:table-cell>
          <table:table-cell table:number-columns-repeated="9"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-0.055236" calcext:value-type="float">
            <text:p>-0.055236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133351" calcext:value-type="float">
            <text:p>-0.133351</text:p>
          </table:table-cell>
          <table:table-cell office:value-type="float" office:value="0.091287" calcext:value-type="float">
            <text:p>0.0912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091287" calcext:value-type="float">
            <text:p>0.091287</text:p>
          </table:table-cell>
          <table:table-cell office:value-type="float" office:value="-0.110425" calcext:value-type="float">
            <text:p>-0.110425</text:p>
          </table:table-cell>
          <table:table-cell table:number-columns-repeated="5" table:style-name="ce1" office:value-type="float" office:value="-0" calcext:value-type="float">
            <text:p>0.000000</text:p>
          </table:table-cell>
          <table:table-cell office:value-type="float" office:value="-0.045739" calcext:value-type="float">
            <text:p>-0.045739</text:p>
          </table:table-cell>
          <table:table-cell table:number-columns-repeated="9"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-0.133351" calcext:value-type="float">
            <text:p>-0.133351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055236" calcext:value-type="float">
            <text:p>-0.055236</text:p>
          </table:table-cell>
          <table:table-cell office:value-type="float" office:value="0.091287" calcext:value-type="float">
            <text:p>0.0912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091287" calcext:value-type="float">
            <text:p>-0.091287</text:p>
          </table:table-cell>
          <table:table-cell office:value-type="float" office:value="0.045739" calcext:value-type="float">
            <text:p>0.045739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0.110425" calcext:value-type="float">
            <text:p>0.110425</text:p>
          </table:table-cell>
          <table:table-cell table:number-columns-repeated="9"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-0.133351" calcext:value-type="float">
            <text:p>-0.133351</text:p>
          </table:table-cell>
          <table:table-cell table:style-name="ce1" office:value-type="float" office:value="-0" calcext:value-type="float">
            <text:p>0.000000</text:p>
          </table:table-cell>
          <table:table-cell office:value-type="float" office:value="0.055236" calcext:value-type="float">
            <text:p>0.055236</text:p>
          </table:table-cell>
          <table:table-cell office:value-type="float" office:value="-0.091287" calcext:value-type="float">
            <text:p>-0.091287</text:p>
          </table:table-cell>
          <table:table-cell table:number-columns-repeated="3" table:style-name="ce1" office:value-type="float" office:value="-0" calcext:value-type="float">
            <text:p>0.000000</text:p>
          </table:table-cell>
          <table:table-cell office:value-type="float" office:value="-0.091287" calcext:value-type="float">
            <text:p>-0.091287</text:p>
          </table:table-cell>
          <table:table-cell office:value-type="float" office:value="0.045739" calcext:value-type="float">
            <text:p>0.045739</text:p>
          </table:table-cell>
          <table:table-cell table:number-columns-repeated="5" table:style-name="ce1" office:value-type="float" office:value="-0" calcext:value-type="float">
            <text:p>0.000000</text:p>
          </table:table-cell>
          <table:table-cell office:value-type="float" office:value="-0.110425" calcext:value-type="float">
            <text:p>-0.110425</text:p>
          </table:table-cell>
          <table:table-cell table:number-columns-repeated="9"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-0.055236" calcext:value-type="float">
            <text:p>-0.055236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0.133351" calcext:value-type="float">
            <text:p>0.133351</text:p>
          </table:table-cell>
          <table:table-cell office:value-type="float" office:value="-0.091287" calcext:value-type="float">
            <text:p>-0.0912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091287" calcext:value-type="float">
            <text:p>0.091287</text:p>
          </table:table-cell>
          <table:table-cell office:value-type="float" office:value="-0.110425" calcext:value-type="float">
            <text:p>-0.110425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0.045739" calcext:value-type="float">
            <text:p>0.045739</text:p>
          </table:table-cell>
          <table:table-cell table:number-columns-repeated="9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10"/>
        </table:table-row>
        <table:table-row table:style-name="ro1">
          <table:table-cell office:value-type="float" office:value="1.41421" calcext:value-type="float">
            <text:p>1.41421</text:p>
          </table:table-cell>
          <table:table-cell office:value-type="float" office:value="1.30673" calcext:value-type="float">
            <text:p>1.30673</text:p>
          </table:table-cell>
          <table:table-cell table:style-name="ce1" office:value-type="float" office:value="1.30673" calcext:value-type="float">
            <text:p>1.306730</text:p>
          </table:table-cell>
          <table:table-cell office:value-type="float" office:value="1.30673" calcext:value-type="float">
            <text:p>1.30673</text:p>
          </table:table-cell>
          <table:table-cell office:value-type="float" office:value="0.99985" calcext:value-type="float">
            <text:p>0.99985</text:p>
          </table:table-cell>
          <table:table-cell table:number-columns-repeated="3" table:style-name="ce1" office:value-type="float" office:value="0.99985" calcext:value-type="float">
            <text:p>0.999850</text:p>
          </table:table-cell>
          <table:table-cell office:value-type="float" office:value="0.99985" calcext:value-type="float">
            <text:p>0.99985</text:p>
          </table:table-cell>
          <table:table-cell office:value-type="float" office:value="0.54164" calcext:value-type="float">
            <text:p>0.54164</text:p>
          </table:table-cell>
          <table:table-cell table:number-columns-repeated="5" table:style-name="ce1" office:value-type="float" office:value="0.54164" calcext:value-type="float">
            <text:p>0.541640</text:p>
          </table:table-cell>
          <table:table-cell office:value-type="float" office:value="0.54164" calcext:value-type="float">
            <text:p>0.54164</text:p>
          </table:table-cell>
          <table:table-cell office:value-type="string" calcext:value-type="string">
            <text:p>order mult.</text:p>
          </table:table-cell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10"/>
        </table:table-row>
        <table:table-row table:style-name="ro2">
          <table:table-cell table:style-name="ce1" table:formula="of:=[.A$13]*[.A2]" office:value-type="float" office:value="0.17677625" calcext:value-type="float">
            <text:p>0.176776</text:p>
          </table:table-cell>
          <table:table-cell table:style-name="ce1" table:formula="of:=[.B$13]*[.B2]" office:value-type="float" office:value="0.07217853828" calcext:value-type="float">
            <text:p>0.072179</text:p>
          </table:table-cell>
          <table:table-cell table:style-name="ce1" table:formula="of:=[.C$13]*[.C2]" office:value-type="float" office:value="-0" calcext:value-type="float">
            <text:p>0.000000</text:p>
          </table:table-cell>
          <table:table-cell table:style-name="ce1" table:formula="of:=[.D$13]*[.D2]" office:value-type="float" office:value="0.17425375223" calcext:value-type="float">
            <text:p>0.174254</text:p>
          </table:table-cell>
          <table:table-cell table:style-name="ce1" table:formula="of:=[.E$13]*[.E2]" office:value-type="float" office:value="0.09127330695" calcext:value-type="float">
            <text:p>0.091273</text:p>
          </table:table-cell>
          <table:table-cell table:style-name="ce1" table:formula="of:=[.F$13]*[.F2]" office:value-type="float" office:value="0" calcext:value-type="float">
            <text:p>0.000000</text:p>
          </table:table-cell>
          <table:table-cell table:style-name="ce1" table:formula="of:=[.G$13]*[.G2]" office:value-type="float" office:value="0" calcext:value-type="float">
            <text:p>0.000000</text:p>
          </table:table-cell>
          <table:table-cell table:style-name="ce1" table:formula="of:=[.H$13]*[.H2]" office:value-type="float" office:value="0" calcext:value-type="float">
            <text:p>0.000000</text:p>
          </table:table-cell>
          <table:table-cell table:style-name="ce1" table:formula="of:=[.I$13]*[.I2]" office:value-type="float" office:value="0.09127330695" calcext:value-type="float">
            <text:p>0.091273</text:p>
          </table:table-cell>
          <table:table-cell table:style-name="ce1" table:formula="of:=[.J$13]*[.J2]" office:value-type="float" office:value="0.059810597" calcext:value-type="float">
            <text:p>0.059811</text:p>
          </table:table-cell>
          <table:table-cell table:style-name="ce1" table:formula="of:=[.K$13]*[.K2]" office:value-type="float" office:value="-0" calcext:value-type="float">
            <text:p>0.000000</text:p>
          </table:table-cell>
          <table:table-cell table:style-name="ce1" table:formula="of:=[.L$13]*[.L2]" office:value-type="float" office:value="-0" calcext:value-type="float">
            <text:p>0.000000</text:p>
          </table:table-cell>
          <table:table-cell table:style-name="ce1" table:formula="of:=[.M$13]*[.M2]" office:value-type="float" office:value="-0" calcext:value-type="float">
            <text:p>0.000000</text:p>
          </table:table-cell>
          <table:table-cell table:style-name="ce1" table:formula="of:=[.N$13]*[.N2]" office:value-type="float" office:value="-0" calcext:value-type="float">
            <text:p>0.000000</text:p>
          </table:table-cell>
          <table:table-cell table:style-name="ce1" table:formula="of:=[.O$13]*[.O2]" office:value-type="float" office:value="-0" calcext:value-type="float">
            <text:p>0.000000</text:p>
          </table:table-cell>
          <table:table-cell table:style-name="ce1" table:formula="of:=[.P$13]*[.P2]" office:value-type="float" office:value="0.02477407196" calcext:value-type="float">
            <text:p>0.024774</text:p>
          </table:table-cell>
          <table:table-cell table:number-columns-repeated="9"/>
        </table:table-row>
        <table:table-row table:style-name="ro2">
          <table:table-cell table:style-name="ce1" table:formula="of:=[.A$13]*[.A3]" office:value-type="float" office:value="0.17677625" calcext:value-type="float">
            <text:p>0.176776</text:p>
          </table:table-cell>
          <table:table-cell table:style-name="ce1" table:formula="of:=[.B$13]*[.B3]" office:value-type="float" office:value="0.17425375223" calcext:value-type="float">
            <text:p>0.174254</text:p>
          </table:table-cell>
          <table:table-cell table:style-name="ce1" table:formula="of:=[.C$13]*[.C3]" office:value-type="float" office:value="0" calcext:value-type="float">
            <text:p>0.000000</text:p>
          </table:table-cell>
          <table:table-cell table:style-name="ce1" table:formula="of:=[.D$13]*[.D3]" office:value-type="float" office:value="0.07217853828" calcext:value-type="float">
            <text:p>0.072179</text:p>
          </table:table-cell>
          <table:table-cell table:style-name="ce1" table:formula="of:=[.E$13]*[.E3]" office:value-type="float" office:value="0.09127330695" calcext:value-type="float">
            <text:p>0.091273</text:p>
          </table:table-cell>
          <table:table-cell table:style-name="ce1" table:formula="of:=[.F$13]*[.F3]" office:value-type="float" office:value="0" calcext:value-type="float">
            <text:p>0.000000</text:p>
          </table:table-cell>
          <table:table-cell table:style-name="ce1" table:formula="of:=[.G$13]*[.G3]" office:value-type="float" office:value="0" calcext:value-type="float">
            <text:p>0.000000</text:p>
          </table:table-cell>
          <table:table-cell table:style-name="ce1" table:formula="of:=[.H$13]*[.H3]" office:value-type="float" office:value="0" calcext:value-type="float">
            <text:p>0.000000</text:p>
          </table:table-cell>
          <table:table-cell table:style-name="ce1" table:formula="of:=[.I$13]*[.I3]" office:value-type="float" office:value="-0.09127330695" calcext:value-type="float">
            <text:p>-0.091273</text:p>
          </table:table-cell>
          <table:table-cell table:style-name="ce1" table:formula="of:=[.J$13]*[.J3]" office:value-type="float" office:value="-0.02477407196" calcext:value-type="float">
            <text:p>-0.024774</text:p>
          </table:table-cell>
          <table:table-cell table:style-name="ce1" table:formula="of:=[.K$13]*[.K3]" office:value-type="float" office:value="0" calcext:value-type="float">
            <text:p>0.000000</text:p>
          </table:table-cell>
          <table:table-cell table:style-name="ce1" table:formula="of:=[.L$13]*[.L3]" office:value-type="float" office:value="0" calcext:value-type="float">
            <text:p>0.000000</text:p>
          </table:table-cell>
          <table:table-cell table:style-name="ce1" table:formula="of:=[.M$13]*[.M3]" office:value-type="float" office:value="0" calcext:value-type="float">
            <text:p>0.000000</text:p>
          </table:table-cell>
          <table:table-cell table:style-name="ce1" table:formula="of:=[.N$13]*[.N3]" office:value-type="float" office:value="0" calcext:value-type="float">
            <text:p>0.000000</text:p>
          </table:table-cell>
          <table:table-cell table:style-name="ce1" table:formula="of:=[.O$13]*[.O3]" office:value-type="float" office:value="0" calcext:value-type="float">
            <text:p>0.000000</text:p>
          </table:table-cell>
          <table:table-cell table:style-name="ce1" table:formula="of:=[.P$13]*[.P3]" office:value-type="float" office:value="-0.059810597" calcext:value-type="float">
            <text:p>-0.059811</text:p>
          </table:table-cell>
          <table:table-cell table:number-columns-repeated="9"/>
        </table:table-row>
        <table:table-row table:style-name="ro2">
          <table:table-cell table:style-name="ce1" table:formula="of:=[.A$13]*[.A4]" office:value-type="float" office:value="0.17677625" calcext:value-type="float">
            <text:p>0.176776</text:p>
          </table:table-cell>
          <table:table-cell table:style-name="ce1" table:formula="of:=[.B$13]*[.B4]" office:value-type="float" office:value="0.17425375223" calcext:value-type="float">
            <text:p>0.174254</text:p>
          </table:table-cell>
          <table:table-cell table:style-name="ce1" table:formula="of:=[.C$13]*[.C4]" office:value-type="float" office:value="0" calcext:value-type="float">
            <text:p>0.000000</text:p>
          </table:table-cell>
          <table:table-cell table:style-name="ce1" table:formula="of:=[.D$13]*[.D4]" office:value-type="float" office:value="-0.07217853828" calcext:value-type="float">
            <text:p>-0.072179</text:p>
          </table:table-cell>
          <table:table-cell table:style-name="ce1" table:formula="of:=[.E$13]*[.E4]" office:value-type="float" office:value="-0.09127330695" calcext:value-type="float">
            <text:p>-0.091273</text:p>
          </table:table-cell>
          <table:table-cell table:style-name="ce1" table:formula="of:=[.F$13]*[.F4]" office:value-type="float" office:value="0" calcext:value-type="float">
            <text:p>0.000000</text:p>
          </table:table-cell>
          <table:table-cell table:style-name="ce1" table:formula="of:=[.G$13]*[.G4]" office:value-type="float" office:value="0" calcext:value-type="float">
            <text:p>0.000000</text:p>
          </table:table-cell>
          <table:table-cell table:style-name="ce1" table:formula="of:=[.H$13]*[.H4]" office:value-type="float" office:value="0" calcext:value-type="float">
            <text:p>0.000000</text:p>
          </table:table-cell>
          <table:table-cell table:style-name="ce1" table:formula="of:=[.I$13]*[.I4]" office:value-type="float" office:value="-0.09127330695" calcext:value-type="float">
            <text:p>-0.091273</text:p>
          </table:table-cell>
          <table:table-cell table:style-name="ce1" table:formula="of:=[.J$13]*[.J4]" office:value-type="float" office:value="-0.02477407196" calcext:value-type="float">
            <text:p>-0.024774</text:p>
          </table:table-cell>
          <table:table-cell table:style-name="ce1" table:formula="of:=[.K$13]*[.K4]" office:value-type="float" office:value="0" calcext:value-type="float">
            <text:p>0.000000</text:p>
          </table:table-cell>
          <table:table-cell table:style-name="ce1" table:formula="of:=[.L$13]*[.L4]" office:value-type="float" office:value="0" calcext:value-type="float">
            <text:p>0.000000</text:p>
          </table:table-cell>
          <table:table-cell table:style-name="ce1" table:formula="of:=[.M$13]*[.M4]" office:value-type="float" office:value="0" calcext:value-type="float">
            <text:p>0.000000</text:p>
          </table:table-cell>
          <table:table-cell table:style-name="ce1" table:formula="of:=[.N$13]*[.N4]" office:value-type="float" office:value="0" calcext:value-type="float">
            <text:p>0.000000</text:p>
          </table:table-cell>
          <table:table-cell table:style-name="ce1" table:formula="of:=[.O$13]*[.O4]" office:value-type="float" office:value="0" calcext:value-type="float">
            <text:p>0.000000</text:p>
          </table:table-cell>
          <table:table-cell table:style-name="ce1" table:formula="of:=[.P$13]*[.P4]" office:value-type="float" office:value="0.059810597" calcext:value-type="float">
            <text:p>0.059811</text:p>
          </table:table-cell>
          <table:table-cell table:number-columns-repeated="9"/>
        </table:table-row>
        <table:table-row table:style-name="ro2">
          <table:table-cell table:style-name="ce1" table:formula="of:=[.A$13]*[.A5]" office:value-type="float" office:value="0.17677625" calcext:value-type="float">
            <text:p>0.176776</text:p>
          </table:table-cell>
          <table:table-cell table:style-name="ce1" table:formula="of:=[.B$13]*[.B5]" office:value-type="float" office:value="0.07217853828" calcext:value-type="float">
            <text:p>0.072179</text:p>
          </table:table-cell>
          <table:table-cell table:style-name="ce1" table:formula="of:=[.C$13]*[.C5]" office:value-type="float" office:value="0" calcext:value-type="float">
            <text:p>0.000000</text:p>
          </table:table-cell>
          <table:table-cell table:style-name="ce1" table:formula="of:=[.D$13]*[.D5]" office:value-type="float" office:value="-0.17425375223" calcext:value-type="float">
            <text:p>-0.174254</text:p>
          </table:table-cell>
          <table:table-cell table:style-name="ce1" table:formula="of:=[.E$13]*[.E5]" office:value-type="float" office:value="-0.09127330695" calcext:value-type="float">
            <text:p>-0.091273</text:p>
          </table:table-cell>
          <table:table-cell table:style-name="ce1" table:formula="of:=[.F$13]*[.F5]" office:value-type="float" office:value="0" calcext:value-type="float">
            <text:p>0.000000</text:p>
          </table:table-cell>
          <table:table-cell table:style-name="ce1" table:formula="of:=[.G$13]*[.G5]" office:value-type="float" office:value="0" calcext:value-type="float">
            <text:p>0.000000</text:p>
          </table:table-cell>
          <table:table-cell table:style-name="ce1" table:formula="of:=[.H$13]*[.H5]" office:value-type="float" office:value="0" calcext:value-type="float">
            <text:p>0.000000</text:p>
          </table:table-cell>
          <table:table-cell table:style-name="ce1" table:formula="of:=[.I$13]*[.I5]" office:value-type="float" office:value="0.09127330695" calcext:value-type="float">
            <text:p>0.091273</text:p>
          </table:table-cell>
          <table:table-cell table:style-name="ce1" table:formula="of:=[.J$13]*[.J5]" office:value-type="float" office:value="0.059810597" calcext:value-type="float">
            <text:p>0.059811</text:p>
          </table:table-cell>
          <table:table-cell table:style-name="ce1" table:formula="of:=[.K$13]*[.K5]" office:value-type="float" office:value="0" calcext:value-type="float">
            <text:p>0.000000</text:p>
          </table:table-cell>
          <table:table-cell table:style-name="ce1" table:formula="of:=[.L$13]*[.L5]" office:value-type="float" office:value="0" calcext:value-type="float">
            <text:p>0.000000</text:p>
          </table:table-cell>
          <table:table-cell table:style-name="ce1" table:formula="of:=[.M$13]*[.M5]" office:value-type="float" office:value="0" calcext:value-type="float">
            <text:p>0.000000</text:p>
          </table:table-cell>
          <table:table-cell table:style-name="ce1" table:formula="of:=[.N$13]*[.N5]" office:value-type="float" office:value="0" calcext:value-type="float">
            <text:p>0.000000</text:p>
          </table:table-cell>
          <table:table-cell table:style-name="ce1" table:formula="of:=[.O$13]*[.O5]" office:value-type="float" office:value="0" calcext:value-type="float">
            <text:p>0.000000</text:p>
          </table:table-cell>
          <table:table-cell table:style-name="ce1" table:formula="of:=[.P$13]*[.P5]" office:value-type="float" office:value="-0.02477407196" calcext:value-type="float">
            <text:p>-0.024774</text:p>
          </table:table-cell>
          <table:table-cell table:number-columns-repeated="9"/>
        </table:table-row>
        <table:table-row table:style-name="ro2">
          <table:table-cell table:style-name="ce1" table:formula="of:=[.A$13]*[.A6]" office:value-type="float" office:value="0.17677625" calcext:value-type="float">
            <text:p>0.176776</text:p>
          </table:table-cell>
          <table:table-cell table:style-name="ce1" table:formula="of:=[.B$13]*[.B6]" office:value-type="float" office:value="-0.07217853828" calcext:value-type="float">
            <text:p>-0.072179</text:p>
          </table:table-cell>
          <table:table-cell table:style-name="ce1" table:formula="of:=[.C$13]*[.C6]" office:value-type="float" office:value="0" calcext:value-type="float">
            <text:p>0.000000</text:p>
          </table:table-cell>
          <table:table-cell table:style-name="ce1" table:formula="of:=[.D$13]*[.D6]" office:value-type="float" office:value="-0.17425375223" calcext:value-type="float">
            <text:p>-0.174254</text:p>
          </table:table-cell>
          <table:table-cell table:style-name="ce1" table:formula="of:=[.E$13]*[.E6]" office:value-type="float" office:value="0.09127330695" calcext:value-type="float">
            <text:p>0.091273</text:p>
          </table:table-cell>
          <table:table-cell table:style-name="ce1" table:formula="of:=[.F$13]*[.F6]" office:value-type="float" office:value="0" calcext:value-type="float">
            <text:p>0.000000</text:p>
          </table:table-cell>
          <table:table-cell table:style-name="ce1" table:formula="of:=[.G$13]*[.G6]" office:value-type="float" office:value="0" calcext:value-type="float">
            <text:p>0.000000</text:p>
          </table:table-cell>
          <table:table-cell table:style-name="ce1" table:formula="of:=[.H$13]*[.H6]" office:value-type="float" office:value="0" calcext:value-type="float">
            <text:p>0.000000</text:p>
          </table:table-cell>
          <table:table-cell table:style-name="ce1" table:formula="of:=[.I$13]*[.I6]" office:value-type="float" office:value="0.09127330695" calcext:value-type="float">
            <text:p>0.091273</text:p>
          </table:table-cell>
          <table:table-cell table:style-name="ce1" table:formula="of:=[.J$13]*[.J6]" office:value-type="float" office:value="-0.059810597" calcext:value-type="float">
            <text:p>-0.059811</text:p>
          </table:table-cell>
          <table:table-cell table:style-name="ce1" table:formula="of:=[.K$13]*[.K6]" office:value-type="float" office:value="-0" calcext:value-type="float">
            <text:p>0.000000</text:p>
          </table:table-cell>
          <table:table-cell table:style-name="ce1" table:formula="of:=[.L$13]*[.L6]" office:value-type="float" office:value="-0" calcext:value-type="float">
            <text:p>0.000000</text:p>
          </table:table-cell>
          <table:table-cell table:style-name="ce1" table:formula="of:=[.M$13]*[.M6]" office:value-type="float" office:value="-0" calcext:value-type="float">
            <text:p>0.000000</text:p>
          </table:table-cell>
          <table:table-cell table:style-name="ce1" table:formula="of:=[.N$13]*[.N6]" office:value-type="float" office:value="-0" calcext:value-type="float">
            <text:p>0.000000</text:p>
          </table:table-cell>
          <table:table-cell table:style-name="ce1" table:formula="of:=[.O$13]*[.O6]" office:value-type="float" office:value="-0" calcext:value-type="float">
            <text:p>0.000000</text:p>
          </table:table-cell>
          <table:table-cell table:style-name="ce1" table:formula="of:=[.P$13]*[.P6]" office:value-type="float" office:value="-0.02477407196" calcext:value-type="float">
            <text:p>-0.024774</text:p>
          </table:table-cell>
          <table:table-cell table:number-columns-repeated="9"/>
        </table:table-row>
        <table:table-row table:style-name="ro2">
          <table:table-cell table:style-name="ce1" table:formula="of:=[.A$13]*[.A7]" office:value-type="float" office:value="0.17677625" calcext:value-type="float">
            <text:p>0.176776</text:p>
          </table:table-cell>
          <table:table-cell table:style-name="ce1" table:formula="of:=[.B$13]*[.B7]" office:value-type="float" office:value="-0.17425375223" calcext:value-type="float">
            <text:p>-0.174254</text:p>
          </table:table-cell>
          <table:table-cell table:style-name="ce1" table:formula="of:=[.C$13]*[.C7]" office:value-type="float" office:value="0" calcext:value-type="float">
            <text:p>0.000000</text:p>
          </table:table-cell>
          <table:table-cell table:style-name="ce1" table:formula="of:=[.D$13]*[.D7]" office:value-type="float" office:value="-0.07217853828" calcext:value-type="float">
            <text:p>-0.072179</text:p>
          </table:table-cell>
          <table:table-cell table:style-name="ce1" table:formula="of:=[.E$13]*[.E7]" office:value-type="float" office:value="0.09127330695" calcext:value-type="float">
            <text:p>0.091273</text:p>
          </table:table-cell>
          <table:table-cell table:style-name="ce1" table:formula="of:=[.F$13]*[.F7]" office:value-type="float" office:value="0" calcext:value-type="float">
            <text:p>0.000000</text:p>
          </table:table-cell>
          <table:table-cell table:style-name="ce1" table:formula="of:=[.G$13]*[.G7]" office:value-type="float" office:value="0" calcext:value-type="float">
            <text:p>0.000000</text:p>
          </table:table-cell>
          <table:table-cell table:style-name="ce1" table:formula="of:=[.H$13]*[.H7]" office:value-type="float" office:value="0" calcext:value-type="float">
            <text:p>0.000000</text:p>
          </table:table-cell>
          <table:table-cell table:style-name="ce1" table:formula="of:=[.I$13]*[.I7]" office:value-type="float" office:value="-0.09127330695" calcext:value-type="float">
            <text:p>-0.091273</text:p>
          </table:table-cell>
          <table:table-cell table:style-name="ce1" table:formula="of:=[.J$13]*[.J7]" office:value-type="float" office:value="0.02477407196" calcext:value-type="float">
            <text:p>0.024774</text:p>
          </table:table-cell>
          <table:table-cell table:style-name="ce1" table:formula="of:=[.K$13]*[.K7]" office:value-type="float" office:value="0" calcext:value-type="float">
            <text:p>0.000000</text:p>
          </table:table-cell>
          <table:table-cell table:style-name="ce1" table:formula="of:=[.L$13]*[.L7]" office:value-type="float" office:value="0" calcext:value-type="float">
            <text:p>0.000000</text:p>
          </table:table-cell>
          <table:table-cell table:style-name="ce1" table:formula="of:=[.M$13]*[.M7]" office:value-type="float" office:value="0" calcext:value-type="float">
            <text:p>0.000000</text:p>
          </table:table-cell>
          <table:table-cell table:style-name="ce1" table:formula="of:=[.N$13]*[.N7]" office:value-type="float" office:value="0" calcext:value-type="float">
            <text:p>0.000000</text:p>
          </table:table-cell>
          <table:table-cell table:style-name="ce1" table:formula="of:=[.O$13]*[.O7]" office:value-type="float" office:value="0" calcext:value-type="float">
            <text:p>0.000000</text:p>
          </table:table-cell>
          <table:table-cell table:style-name="ce1" table:formula="of:=[.P$13]*[.P7]" office:value-type="float" office:value="0.059810597" calcext:value-type="float">
            <text:p>0.059811</text:p>
          </table:table-cell>
          <table:table-cell table:number-columns-repeated="9"/>
        </table:table-row>
        <table:table-row table:style-name="ro2">
          <table:table-cell table:style-name="ce1" table:formula="of:=[.A$13]*[.A8]" office:value-type="float" office:value="0.17677625" calcext:value-type="float">
            <text:p>0.176776</text:p>
          </table:table-cell>
          <table:table-cell table:style-name="ce1" table:formula="of:=[.B$13]*[.B8]" office:value-type="float" office:value="-0.17425375223" calcext:value-type="float">
            <text:p>-0.174254</text:p>
          </table:table-cell>
          <table:table-cell table:style-name="ce1" table:formula="of:=[.C$13]*[.C8]" office:value-type="float" office:value="-0" calcext:value-type="float">
            <text:p>0.000000</text:p>
          </table:table-cell>
          <table:table-cell table:style-name="ce1" table:formula="of:=[.D$13]*[.D8]" office:value-type="float" office:value="0.07217853828" calcext:value-type="float">
            <text:p>0.072179</text:p>
          </table:table-cell>
          <table:table-cell table:style-name="ce1" table:formula="of:=[.E$13]*[.E8]" office:value-type="float" office:value="-0.09127330695" calcext:value-type="float">
            <text:p>-0.091273</text:p>
          </table:table-cell>
          <table:table-cell table:style-name="ce1" table:formula="of:=[.F$13]*[.F8]" office:value-type="float" office:value="-0" calcext:value-type="float">
            <text:p>0.000000</text:p>
          </table:table-cell>
          <table:table-cell table:style-name="ce1" table:formula="of:=[.G$13]*[.G8]" office:value-type="float" office:value="-0" calcext:value-type="float">
            <text:p>0.000000</text:p>
          </table:table-cell>
          <table:table-cell table:style-name="ce1" table:formula="of:=[.H$13]*[.H8]" office:value-type="float" office:value="-0" calcext:value-type="float">
            <text:p>0.000000</text:p>
          </table:table-cell>
          <table:table-cell table:style-name="ce1" table:formula="of:=[.I$13]*[.I8]" office:value-type="float" office:value="-0.09127330695" calcext:value-type="float">
            <text:p>-0.091273</text:p>
          </table:table-cell>
          <table:table-cell table:style-name="ce1" table:formula="of:=[.J$13]*[.J8]" office:value-type="float" office:value="0.02477407196" calcext:value-type="float">
            <text:p>0.024774</text:p>
          </table:table-cell>
          <table:table-cell table:style-name="ce1" table:formula="of:=[.K$13]*[.K8]" office:value-type="float" office:value="-0" calcext:value-type="float">
            <text:p>0.000000</text:p>
          </table:table-cell>
          <table:table-cell table:style-name="ce1" table:formula="of:=[.L$13]*[.L8]" office:value-type="float" office:value="-0" calcext:value-type="float">
            <text:p>0.000000</text:p>
          </table:table-cell>
          <table:table-cell table:style-name="ce1" table:formula="of:=[.M$13]*[.M8]" office:value-type="float" office:value="-0" calcext:value-type="float">
            <text:p>0.000000</text:p>
          </table:table-cell>
          <table:table-cell table:style-name="ce1" table:formula="of:=[.N$13]*[.N8]" office:value-type="float" office:value="-0" calcext:value-type="float">
            <text:p>0.000000</text:p>
          </table:table-cell>
          <table:table-cell table:style-name="ce1" table:formula="of:=[.O$13]*[.O8]" office:value-type="float" office:value="-0" calcext:value-type="float">
            <text:p>0.000000</text:p>
          </table:table-cell>
          <table:table-cell table:style-name="ce1" table:formula="of:=[.P$13]*[.P8]" office:value-type="float" office:value="-0.059810597" calcext:value-type="float">
            <text:p>-0.059811</text:p>
          </table:table-cell>
          <table:table-cell table:number-columns-repeated="9"/>
        </table:table-row>
        <table:table-row table:style-name="ro2">
          <table:table-cell table:style-name="ce1" table:formula="of:=[.A$13]*[.A9]" office:value-type="float" office:value="0.17677625" calcext:value-type="float">
            <text:p>0.176776</text:p>
          </table:table-cell>
          <table:table-cell table:style-name="ce1" table:formula="of:=[.B$13]*[.B9]" office:value-type="float" office:value="-0.07217853828" calcext:value-type="float">
            <text:p>-0.072179</text:p>
          </table:table-cell>
          <table:table-cell table:style-name="ce1" table:formula="of:=[.C$13]*[.C9]" office:value-type="float" office:value="0" calcext:value-type="float">
            <text:p>0.000000</text:p>
          </table:table-cell>
          <table:table-cell table:style-name="ce1" table:formula="of:=[.D$13]*[.D9]" office:value-type="float" office:value="0.17425375223" calcext:value-type="float">
            <text:p>0.174254</text:p>
          </table:table-cell>
          <table:table-cell table:style-name="ce1" table:formula="of:=[.E$13]*[.E9]" office:value-type="float" office:value="-0.09127330695" calcext:value-type="float">
            <text:p>-0.091273</text:p>
          </table:table-cell>
          <table:table-cell table:style-name="ce1" table:formula="of:=[.F$13]*[.F9]" office:value-type="float" office:value="0" calcext:value-type="float">
            <text:p>0.000000</text:p>
          </table:table-cell>
          <table:table-cell table:style-name="ce1" table:formula="of:=[.G$13]*[.G9]" office:value-type="float" office:value="0" calcext:value-type="float">
            <text:p>0.000000</text:p>
          </table:table-cell>
          <table:table-cell table:style-name="ce1" table:formula="of:=[.H$13]*[.H9]" office:value-type="float" office:value="0" calcext:value-type="float">
            <text:p>0.000000</text:p>
          </table:table-cell>
          <table:table-cell table:style-name="ce1" table:formula="of:=[.I$13]*[.I9]" office:value-type="float" office:value="0.09127330695" calcext:value-type="float">
            <text:p>0.091273</text:p>
          </table:table-cell>
          <table:table-cell table:style-name="ce1" table:formula="of:=[.J$13]*[.J9]" office:value-type="float" office:value="-0.059810597" calcext:value-type="float">
            <text:p>-0.059811</text:p>
          </table:table-cell>
          <table:table-cell table:style-name="ce1" table:formula="of:=[.K$13]*[.K9]" office:value-type="float" office:value="0" calcext:value-type="float">
            <text:p>0.000000</text:p>
          </table:table-cell>
          <table:table-cell table:style-name="ce1" table:formula="of:=[.L$13]*[.L9]" office:value-type="float" office:value="0" calcext:value-type="float">
            <text:p>0.000000</text:p>
          </table:table-cell>
          <table:table-cell table:style-name="ce1" table:formula="of:=[.M$13]*[.M9]" office:value-type="float" office:value="0" calcext:value-type="float">
            <text:p>0.000000</text:p>
          </table:table-cell>
          <table:table-cell table:style-name="ce1" table:formula="of:=[.N$13]*[.N9]" office:value-type="float" office:value="0" calcext:value-type="float">
            <text:p>0.000000</text:p>
          </table:table-cell>
          <table:table-cell table:style-name="ce1" table:formula="of:=[.O$13]*[.O9]" office:value-type="float" office:value="0" calcext:value-type="float">
            <text:p>0.000000</text:p>
          </table:table-cell>
          <table:table-cell table:style-name="ce1" table:formula="of:=[.P$13]*[.P9]" office:value-type="float" office:value="0.02477407196" calcext:value-type="float">
            <text:p>0.024774</text:p>
          </table:table-cell>
          <table:table-cell table:number-columns-repeated="9"/>
        </table:table-row>
        <table:table-row table:style-name="ro2" table:number-rows-repeated="4">
          <table:table-cell table:style-name="ce1" table:number-columns-repeated="16"/>
          <table:table-cell table:number-columns-repeated="9"/>
        </table:table-row>
        <table:table-row table:style-name="ro2" table:number-rows-repeated="1048548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6" number:min-integer-digits="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0120" number:language="en" number:country="US">
      <number:number number:decimal-places="5" number:min-integer-digits="1"/>
    </number:number-style>
    <number:number-style style:name="N10121" number:language="en" number:country="US">
      <number:number number:decimal-places="6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" number:min-integer-digits="1"/>
    </number:number-style>
    <style:style style:name="Default" style:family="table-cell">
      <style:text-properties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19:12:31.8551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ronlachner</meta:initial-creator>
    <meta:creation-date>2013-04-24T18:06:46</meta:creation-date>
    <dc:date>2014-02-19T19:13:26.741704000</dc:date>
    <meta:editing-duration>PT8M45S</meta:editing-duration>
    <meta:editing-cycles>10</meta:editing-cycles>
    <meta:generator>LibreOffice/4.1.4.2$MacOSX_x86 LibreOffice_project/0a0440ccc0227ad9829de5f46be37cfb6edcf72</meta:generator>
    <meta:document-statistic meta:table-count="2" meta:cell-count="380" meta:object-count="0"/>
  </office:meta>
</office:document-meta>
</file>